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draw:fill="none" fo:min-height="0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 fo:letter-spacing="-0.053cm"/>
    </style:style>
    <style:style style:name="P4" style:family="paragraph">
      <style:paragraph-properties fo:text-align="center"/>
      <style:text-properties fo:font-size="12pt" fo:letter-spacing="normal" style:font-size-asian="12pt" style:font-size-complex="12pt"/>
    </style:style>
    <style:style style:name="P5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text-align="center"/>
      <style:text-properties fo:font-size="9pt" fo:letter-spacing="normal" style:font-size-asian="9pt" style:font-size-complex="9pt"/>
    </style:style>
    <style:style style:name="P7" style:family="paragraph">
      <style:paragraph-properties fo:text-align="center"/>
      <style:text-properties style:font-name="Times New Roman1" fo:font-size="9pt" fo:letter-spacing="normal" style:font-size-asian="9pt" style:font-size-complex="9pt"/>
    </style:style>
    <style:style style:name="P8" style:family="paragraph">
      <style:text-properties style:font-name="Times New Roman1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style:font-name="Times New Roman1" fo:font-size="9pt" style:font-size-asian="9pt" style:font-size-complex="9pt"/>
    </style:style>
    <style:style style:name="T4" style:family="text">
      <style:text-properties style:font-name="Times New Roman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8" draw:id="id8" draw:layer="layout" svg:width="2.032cm" svg:height="4.064cm" svg:x="15.673cm" svg:y="6.9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029cm" svg:height="4.064cm" svg:x="3.032cm" svg:y="7.0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4.064cm" svg:x="10.85cm" svg:y="7.04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5" draw:id="id5" draw:layer="layout" svg:width="3.048cm" svg:height="3.048cm" svg:x="3.227cm" svg:y="7.52cm">
            <text:p text:style-name="P2"><text:span text:style-name="T1">Anchor Node</text:span></text:p>
            <text:p text:style-name="P2"><text:span text:style-name="T1">Selec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2" draw:id="id2" draw:layer="layout" svg:width="1.598cm" svg:height="3.81cm" svg:x="15.89cm" svg:y="7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3.098cm" svg:y1="8.144cm" svg:x2="15.89cm" svg:y2="9.004cm" draw:start-shape="id1" draw:start-glue-point="1" draw:end-shape="id2" draw:end-glue-point="3" svg:d="M13098 8144h1404v860h1388" svg:viewBox="0 0 2793 861">
            <text:p/>
          </draw:connector>
          <draw:custom-shape draw:style-name="gr3" draw:text-style-name="P4" xml:id="id1" draw:id="id1" draw:layer="layout" svg:width="2.083cm" svg:height="1.778cm" svg:x="11.015cm" svg:y="7.255cm">
            <text:p text:style-name="P4"><text:span text:style-name="T1">WiFi</text:span></text:p>
            <text:p text:style-name="P4"><text:span text:style-name="T1">Pinpoint</text:span></text:p>
            <text:p text:style-name="P4"><text:span text:style-name="T1">Localiz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3" draw:id="id3" draw:layer="layout" svg:width="2.093cm" svg:height="1.778cm" svg:x="11.01cm" svg:y="9.114cm">
            <text:p text:style-name="P2"><text:span text:style-name="T1">Bluetooth</text:span></text:p>
            <text:p text:style-name="P2"><text:span text:style-name="T1">Pinpoint</text:span></text:p>
            <text:p text:style-name="P2"><text:span text:style-name="T1">Localizatio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3.103cm" svg:y1="10.003cm" svg:x2="15.89cm" svg:y2="9.004cm" draw:start-shape="id3" draw:start-glue-point="1" draw:end-shape="id2" draw:end-glue-point="3" svg:d="M13103 10003h1399v-999h1388" svg:viewBox="0 0 2788 1000">
            <text:p/>
          </draw:connector>
          <draw:g xml:id="id10" draw:id="id10">
            <draw:custom-shape draw:style-name="gr5" draw:text-style-name="P1" draw:layer="layout" svg:width="0.889cm" svg:height="1.905cm" svg:x="1.441cm" svg:y="10.522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4§display§\bm{m}^b_k§svg§600§TRUE§</svg:desc>
              <draw:polygon draw:style-name="gr6" draw:layer="layout" svg:width="0.726cm" svg:height="0.564cm" svg:x="1.522cm" svg:y="11.19cm" svg:viewBox="0 0 727 565" draw:points="364,565 0,565 0,0 727,0 727,565">
                <text:p/>
              </draw:polygon>
              <draw:path draw:style-name="gr7" draw:layer="layout" svg:width="0.477cm" svg:height="0.227cm" svg:x="1.537cm" svg:y="11.41cm" svg:viewBox="0 0 478 228" svg:d="M198 169c-3 13-9 34-9 37 0 11 7 22 23 22 8 0 23-6 30-22 5-10 27-104 33-123 1-9 1-10 12-24 13-17 37-41 70-41 13 0 25 4 25 30 0 28-22 85-30 110-6 13-7 17-7 25 0 28 28 45 56 45 51 0 77-67 77-77 0-7-9-7-13-7-6 0-10 0-11 6-17 54-44 60-51 60-4 0-8 0-8-10 0-13 4-24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4 35-38 4-18 8-35 14-56 1-5 14-57 15-58 0-3 14-26 29-38 14-11 31-20 52-20 13 0 24 4 24 30 0 11-3 25-4 32z">
                <text:p/>
              </draw:path>
              <draw:path draw:style-name="gr7" draw:layer="layout" svg:width="0.14cm" svg:height="0.242cm" svg:x="2.053cm" svg:y="11.19cm" svg:viewBox="0 0 141 243" svg:d="M69 10c0 0 1-4 1-6 0-1-1-4-6-4-7 0-35 3-44 3-3 1-7 1-7 8 0 6 4 6 8 6 17 0 17 1 17 4s-3 17-6 25l-7 31c-4 13-22 88-24 92-1 9-1 13-1 17 0 35 22 57 52 57 43 0 89-46 89-98 0-40-28-57-53-57-18 0-32 10-43 18zM52 234c-17 0-27-14-27-35 0-13 3-26 13-63 1-7 1-9 8-16 13-15 30-22 42-22 13 0 25 10 25 34 0 13-8 48-18 68-8 17-26 34-43 34z">
                <text:p/>
              </draw:path>
              <draw:path draw:style-name="gr7" draw:layer="layout" svg:width="0.17cm" svg:height="0.242cm" svg:x="2.056cm" svg:y="11.515cm" svg:viewBox="0 0 171 243" svg:d="M83 10c0 0 1-4 1-6 0-1-1-4-6-4-7 0-35 3-44 3-3 1-7 1-7 8 0 6 4 6 8 6 17 0 17 1 17 4s0 6-2 8l-49 196c-1 6-1 7-1 7 0 6 4 11 11 11 10 0 14-7 17-14 0-1 15-63 17-67 25 3 45 10 45 28 0 2 0 4-2 7-1 6-1 7-1 11 0 24 21 35 38 35 33 0 43-51 43-53 0-4-4-4-6-4-4 0-5 1-7 8-4 16-14 40-30 40-9 0-12-9-12-19 0-5 0-5 2-15 0 0 1-7 1-10 0-31-40-36-56-38 10-5 24-16 30-22 16-17 35-32 54-32 4 0 9 0 11 4-15 2-18 14-18 20 0 7 6 12 14 12 10 0 20-8 20-22 0-11-9-24-27-24-19 0-38 14-56 30-14 14-25 25-40 30z">
                <text:p/>
              </draw:path>
            </draw:g>
          </draw:g>
          <draw:g xml:id="id4" draw:id="id4">
            <draw:custom-shape draw:style-name="gr5" draw:text-style-name="P1" draw:layer="layout" svg:width="0.889cm" svg:height="1.905cm" svg:x="1.414cm" svg:y="8.092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4§display§\bm{m}^l_k§svg§600§TRUE§</svg:desc>
              <draw:polygon draw:style-name="gr6" draw:layer="layout" svg:width="0.726cm" svg:height="0.564cm" svg:x="1.495cm" svg:y="8.76cm" svg:viewBox="0 0 727 565" draw:points="364,565 0,565 0,0 727,0 727,565">
                <text:p/>
              </draw:polygon>
              <draw:path draw:style-name="gr7" draw:layer="layout" svg:width="0.477cm" svg:height="0.227cm" svg:x="1.51cm" svg:y="8.98cm" svg:viewBox="0 0 478 228" svg:d="M198 169c-3 13-9 34-9 37 0 11 7 22 23 22 8 0 23-6 30-22 5-10 27-104 33-123 1-9 1-10 12-24 13-17 37-41 70-41 13 0 25 4 25 30 0 28-22 85-30 110-6 13-7 17-7 25 0 28 28 45 56 45 51 0 77-67 77-77 0-7-9-7-13-7-6 0-10 0-11 6-17 54-44 60-51 60-4 0-8 0-8-10 0-13 4-24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4 35-38 4-18 8-35 14-56 1-5 14-57 15-58 0-3 14-26 29-38 14-11 31-20 52-20 13 0 24 4 24 30 0 11-3 25-4 32z">
                <text:p/>
              </draw:path>
              <draw:path draw:style-name="gr7" draw:layer="layout" svg:width="0.077cm" svg:height="0.242cm" svg:x="2.024cm" svg:y="8.76cm" svg:viewBox="0 0 78 243" svg:d="M77 10c0 0 1-4 1-6 0-1-1-4-5-4-7 0-37 3-45 3-3 1-7 1-7 8 0 6 4 6 8 6 17 0 17 1 17 4s0 6-1 8l-44 171c-1 3-1 7-1 11 0 23 20 32 36 32 9 0 20-2 28-18 9-12 13-33 13-35 0-4-4-4-6-4-4 0-5 3-7 8-4 17-11 40-26 40-9 0-11-9-11-17 0-4 1-10 1-14z">
                <text:p/>
              </draw:path>
              <draw:path draw:style-name="gr7" draw:layer="layout" svg:width="0.17cm" svg:height="0.242cm" svg:x="2.029cm" svg:y="9.085cm" svg:viewBox="0 0 171 243" svg:d="M83 10c0 0 1-4 1-6 0-1-1-4-6-4-7 0-35 3-44 3-3 1-7 1-7 8 0 6 4 6 8 6 17 0 17 1 17 4s0 6-2 8l-49 196c-1 6-1 7-1 7 0 6 4 11 11 11 10 0 14-7 17-14 0-1 15-63 17-67 25 3 45 10 45 28 0 2 0 4-2 7-1 6-1 7-1 11 0 24 21 35 38 35 33 0 43-51 43-53 0-4-4-4-6-4-4 0-5 1-7 8-4 16-14 40-30 40-9 0-12-9-12-19 0-5 0-5 2-15 0 0 1-7 1-10 0-31-40-36-56-38 10-5 24-16 30-22 16-17 35-32 54-32 4 0 9 0 11 4-15 2-18 14-18 20 0 7 6 12 14 12 10 0 20-8 20-22 0-11-9-24-27-24-19 0-38 14-56 30-14 14-25 25-40 30z">
                <text:p/>
              </draw:path>
            </draw:g>
          </draw:g>
          <draw:connector draw:style-name="gr4" draw:text-style-name="P1" draw:layer="layout" svg:x1="2.303cm" svg:y1="9.044cm" svg:x2="3.227cm" svg:y2="9.044cm" draw:start-shape="id4" draw:start-glue-point="1" draw:end-shape="id5" draw:end-glue-point="3" svg:d="M2303 9044h924" svg:viewBox="0 0 925 1">
            <text:p/>
          </draw:connector>
          <draw:g xml:id="id11" draw:id="id11">
            <draw:custom-shape draw:style-name="gr5" draw:text-style-name="P1" draw:layer="layout" svg:width="0.889cm" svg:height="1.905cm" svg:x="1.414cm" svg:y="5.52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4§display§\bm{m}^w_k§svg§600§TRUE§</svg:desc>
              <draw:polygon draw:style-name="gr6" draw:layer="layout" svg:width="0.803cm" svg:height="0.474cm" svg:x="1.456cm" svg:y="6.236cm" svg:viewBox="0 0 804 475" draw:points="402,475 0,475 0,0 804,0 804,475">
                <text:p/>
              </draw:polygon>
              <draw:path draw:style-name="gr7" draw:layer="layout" svg:width="0.477cm" svg:height="0.227cm" svg:x="1.471cm" svg:y="6.365cm" svg:viewBox="0 0 478 228" svg:d="M197 170c-2 12-8 33-8 36 0 11 7 22 23 22 8 0 23-5 30-22 5-10 27-104 33-123 1-9 1-10 12-24 13-17 37-41 70-41 13 0 25 4 25 30 0 28-22 85-30 110-6 13-7 17-7 26 0 28 28 44 56 44 51 0 77-67 77-77 0-7-9-7-13-7-6 0-10 0-11 6-17 55-44 60-51 60-4 0-8 0-8-10 0-12 4-23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3 35-37 4-19 8-35 14-56 1-6 14-58 15-59 0-3 14-26 29-38 14-11 31-20 52-20 13 0 24 4 24 30 0 11-3 25-4 32z">
                <text:p/>
              </draw:path>
              <draw:path draw:style-name="gr7" draw:layer="layout" svg:width="0.253cm" svg:height="0.156cm" svg:x="1.98cm" svg:y="6.232cm" svg:viewBox="0 0 254 157" svg:d="M165 43c3-9 7-26 7-28 0-7-5-11-11-11-7 0-13 4-15 10 0 3-5 17-7 27-5 19-5 19-10 39-4 19-4 22-6 32 2 7-1 14-10 24-4 6-11 11-22 11-14 0-31-4-31-32 0-17 9-44 16-60s8-19 8-26c0-16-15-29-34-29-35 0-50 48-50 53 0 4 4 4 6 4 5 0 5-1 7-5 8-28 22-42 36-42 7 0 10 4 10 12 0 9-4 16-6 20-19 52-19 57-19 69 0 40 36 46 56 46 7 0 23 0 39-22 7 15 26 22 47 22 31 0 47-27 54-41 15-29 24-73 24-88 0-27-14-28-17-28-9 0-18 10-18 18 0 6 2 9 5 11 9 7 13 17 13 28 0 5-14 90-59 90-28 0-28-25-28-31 0-10 1-15 7-35z">
                <text:p/>
              </draw:path>
              <draw:path draw:style-name="gr7" draw:layer="layout" svg:width="0.17cm" svg:height="0.243cm" svg:x="1.99cm" svg:y="6.47cm" svg:viewBox="0 0 171 244" svg:d="M83 10c0 0 1-4 1-6 0-1-1-4-6-4-7 0-35 3-44 3-3 1-7 1-7 8 0 6 4 6 8 6 17 0 17 1 17 4s0 6-2 8l-49 197c-1 5-1 7-1 7 0 5 4 11 11 11 10 0 14-7 17-14 0-2 15-63 17-67 25 2 45 9 45 28 0 1 0 4-2 7-1 5-1 7-1 11 0 24 21 35 38 35 33 0 43-52 43-53 0-5-4-5-6-5-4 0-5 2-7 9-4 15-14 39-30 39-9 0-12-8-12-18 0-6 0-6 2-16 0 0 1-7 1-9 0-31-40-37-56-38 10-6 24-17 30-23 16-17 35-32 54-32 4 0 9 0 11 4-15 2-18 14-18 20 0 7 6 13 14 13 10 0 20-9 20-23 0-11-9-24-27-24-19 0-38 14-56 30-14 14-25 25-40 31z">
                <text:p/>
              </draw:path>
            </draw:g>
          </draw:g>
          <draw:custom-shape draw:style-name="gr3" draw:text-style-name="P1" xml:id="id6" draw:id="id6" draw:layer="layout" svg:width="0.94cm" svg:height="1.778cm" svg:x="7.833cm" svg:y="7.255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32§display§\Pi§svg§600§TRUE§</svg:desc>
            <draw:polygon draw:style-name="gr6" draw:layer="layout" svg:width="0.847cm" svg:height="0.77cm" svg:x="7.879cm" svg:y="7.727cm" svg:viewBox="0 0 848 771" draw:points="422,771 0,771 0,0 848,0 848,771">
              <text:p/>
            </draw:polygon>
            <draw:path draw:style-name="gr7" draw:layer="layout" svg:width="0.77cm" svg:height="0.767cm" svg:x="7.917cm" svg:y="7.73cm" svg:viewBox="0 0 771 768" svg:d="M656 90c0-42 0-55 90-55h25v-35h-771v35h26c89 0 89 13 89 55v588c0 42 0 55-89 55h-26v35c38-3 122-3 166-3 42 0 128 0 167 3v-35h-26c-89 0-89-13-89-55v-643h336v643c0 42 0 55-90 55h-26v35c39-3 122-3 167-3 41 0 128 0 166 3v-35h-25c-90 0-90-13-90-55z">
              <text:p/>
            </draw:path>
          </draw:g>
          <draw:custom-shape draw:style-name="gr5" draw:text-style-name="P1" xml:id="id9" draw:id="id9" draw:layer="layout" svg:width="1.335cm" svg:height="1.335cm" svg:x="18.739cm" svg:y="8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svg:x1="6.275cm" svg:y1="9.044cm" svg:x2="7.833cm" svg:y2="8.144cm" draw:start-shape="id5" draw:start-glue-point="1" draw:end-shape="id6" draw:end-glue-point="3" svg:d="M6275 9044h779v-900h779" svg:viewBox="0 0 1559 901">
            <text:p/>
          </draw:connector>
          <draw:custom-shape draw:style-name="gr5" draw:text-style-name="P1" xml:id="id7" draw:id="id7" draw:layer="layout" svg:width="0.94cm" svg:height="1.778cm" svg:x="7.837cm" svg:y="9.11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32§display§\Pi§svg§600§TRUE§</svg:desc>
            <draw:polygon draw:style-name="gr6" draw:layer="layout" svg:width="0.847cm" svg:height="0.77cm" svg:x="7.883cm" svg:y="9.621cm" svg:viewBox="0 0 848 771" draw:points="422,771 0,771 0,0 848,0 848,771">
              <text:p/>
            </draw:polygon>
            <draw:path draw:style-name="gr7" draw:layer="layout" svg:width="0.77cm" svg:height="0.767cm" svg:x="7.921cm" svg:y="9.624cm" svg:viewBox="0 0 771 768" svg:d="M656 90c0-42 0-55 90-55h25v-35h-771v35h26c89 0 89 13 89 55v588c0 42 0 55-89 55h-26v35c38-3 122-3 166-3 42 0 128 0 167 3v-35h-26c-89 0-89-13-89-55v-643h336v643c0 42 0 55-90 55h-26v35c39-3 122-3 167-3 41 0 128 0 166 3v-35h-25c-90 0-90-13-90-55z">
              <text:p/>
            </draw:path>
          </draw:g>
          <draw:connector draw:style-name="gr4" draw:text-style-name="P1" draw:layer="layout" svg:x1="6.275cm" svg:y1="9.044cm" svg:x2="7.837cm" svg:y2="10.003cm" draw:start-shape="id5" draw:start-glue-point="1" draw:end-shape="id7" draw:end-glue-point="3" svg:d="M6275 9044h781v959h781" svg:viewBox="0 0 1563 960">
            <text:p/>
          </draw:connector>
          <draw:connector draw:style-name="gr4" draw:text-style-name="P1" draw:layer="layout" svg:x1="8.777cm" svg:y1="10.003cm" svg:x2="11.01cm" svg:y2="10.003cm" draw:start-shape="id7" draw:start-glue-point="1" draw:end-shape="id3" draw:end-glue-point="3" svg:d="M8777 10003h2233" svg:viewBox="0 0 2234 1">
            <text:p/>
          </draw:connector>
          <draw:connector draw:style-name="gr4" draw:text-style-name="P1" draw:layer="layout" svg:x1="8.773cm" svg:y1="8.144cm" svg:x2="11.015cm" svg:y2="8.144cm" draw:start-shape="id6" draw:start-glue-point="1" draw:end-shape="id1" draw:end-glue-point="3" svg:d="M8773 8144h2242" svg:viewBox="0 0 2243 1">
            <text:p/>
          </draw:connector>
          <draw:connector draw:style-name="gr4" draw:text-style-name="P1" draw:layer="layout" svg:x1="17.705cm" svg:y1="8.977cm" svg:x2="18.739cm" svg:y2="9.095cm" draw:start-shape="id8" draw:start-glue-point="1" draw:end-shape="id9" draw:end-glue-point="6" svg:d="M17705 8977h529v118h505" svg:viewBox="0 0 1035 119">
            <text:p/>
          </draw:connector>
          <draw:frame draw:style-name="gr8" draw:text-style-name="P6" draw:layer="layout" svg:width="5.43cm" svg:height="0.959cm" svg:x="3.107cm" svg:y="11.558cm">
            <draw:text-box>
              <text:p text:style-name="P6"><text:span text:style-name="T2">Stage I</text:span></text:p>
            </draw:text-box>
          </draw:frame>
          <draw:frame draw:style-name="gr8" draw:text-style-name="P6" draw:layer="layout" svg:width="3.048cm" svg:height="0.959cm" svg:x="10.685cm" svg:y="11.559cm">
            <draw:text-box>
              <text:p text:style-name="P6"><text:span text:style-name="T2">Stage II</text:span></text:p>
            </draw:text-box>
          </draw:frame>
          <draw:frame draw:style-name="gr8" draw:text-style-name="P7" draw:layer="layout" svg:width="2.794cm" svg:height="0.959cm" svg:x="15.354cm" svg:y="11.66cm">
            <draw:text-box>
              <text:p text:style-name="P7"><text:span text:style-name="T3">Stage III</text:span></text:p>
            </draw:text-box>
          </draw:frame>
          <draw:g>
            <svg:title>TexMaths</svg:title>
            <svg:desc>14§display§\bm{\hat{x}}_k§svg§600§TRUE§</svg:desc>
            <draw:polygon draw:style-name="gr6" draw:layer="layout" svg:width="0.542cm" svg:height="0.416cm" svg:x="19.135cm" svg:y="8.884cm" svg:viewBox="0 0 543 417" draw:points="272,417 0,417 0,0 543,0 543,417">
              <text:p/>
            </draw:polygon>
            <draw:polygon draw:style-name="gr7" draw:layer="layout" svg:width="0.154cm" svg:height="0.082cm" svg:x="19.236cm" svg:y="8.884cm" svg:viewBox="0 0 155 83" draw:points="78,0 0,63 14,83 78,41 141,83 155,63">
              <text:p/>
            </draw:polygon>
            <draw:path draw:style-name="gr7" draw:layer="layout" svg:width="0.279cm" svg:height="0.227cm" svg:x="19.153cm" svg:y="9.003cm" svg:viewBox="0 0 280 228" svg:d="M246 25c-18 6-26 23-26 34s8 24 24 24c18 0 36-16 36-40 0-26-27-43-56-43-28 0-48 21-53 31-13-21-41-31-69-31-61 0-95 60-95 77 0 7 7 7 11 7 6 0 10 0 11-6 14-46 51-60 70-60 20 0 28 9 28 24 0 10-7 38-11 55l-17 68c-7 30-25 45-42 45-2 0-14 0-23-7 18-6 26-22 26-35 0-11-8-22-25-22s-35 14-35 39 27 43 56 43c28 0 46-22 53-31 13 21 41 31 69 31 61 0 95-61 95-77 0-7-7-7-11-7-6 0-10 0-11 6-16 45-51 60-70 60-20 0-28-8-28-25 0-10 5-37 11-55 3-12 14-59 17-67 7-29 25-45 42-45 2 0 14 0 23 7z">
              <text:p/>
            </draw:path>
            <draw:path draw:style-name="gr7" draw:layer="layout" svg:width="0.17cm" svg:height="0.243cm" svg:x="19.485cm" svg:y="9.06cm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40 30z">
              <text:p/>
            </draw:path>
          </draw:g>
          <draw:g>
            <svg:title>TexMaths</svg:title>
            <svg:desc>14§display§\bm{\hat{x}}^w_k§svg§600§TRUE§</svg:desc>
            <draw:polygon draw:style-name="gr6" draw:layer="layout" svg:width="0.619cm" svg:height="0.474cm" svg:x="13.906cm" svg:y="7.32cm" svg:viewBox="0 0 620 475" draw:points="309,475 0,475 0,0 620,0 620,475">
              <text:p/>
            </draw:polygon>
            <draw:polygon draw:style-name="gr7" draw:layer="layout" svg:width="0.154cm" svg:height="0.082cm" svg:x="14.007cm" svg:y="7.33cm" svg:viewBox="0 0 155 83" draw:points="78,0 0,63 14,83 78,41 141,83 155,63">
              <text:p/>
            </draw:polygon>
            <draw:path draw:style-name="gr7" draw:layer="layout" svg:width="0.279cm" svg:height="0.227cm" svg:x="13.924cm" svg:y="7.449cm" svg:viewBox="0 0 280 228" svg:d="M246 25c-18 6-26 23-26 34s8 24 24 24c18 0 36-16 36-40 0-26-27-43-56-43-28 0-48 21-53 31-13-21-41-31-69-31-61 0-95 60-95 77 0 7 7 7 11 7 6 0 10 0 11-6 14-46 51-60 70-60 20 0 28 9 28 24 0 10-7 38-11 55l-17 68c-7 30-25 45-42 45-2 0-14 0-23-7 18-5 26-22 26-35 0-11-8-22-25-22s-35 14-35 39 27 43 56 43c28 0 46-22 53-30 13 21 41 30 69 30 61 0 95-61 95-77 0-7-7-7-11-7-6 0-10 0-11 6-16 45-51 60-70 60-20 0-28-8-28-25 0-10 5-36 11-55 3-12 14-59 17-67 7-29 25-45 42-45 2 0 14 0 23 7z">
              <text:p/>
            </draw:path>
            <draw:path draw:style-name="gr7" draw:layer="layout" svg:width="0.252cm" svg:height="0.156cm" svg:x="14.246cm" svg:y="7.316cm" svg:viewBox="0 0 253 157" svg:d="M165 43c3-9 7-26 7-28 0-7-5-11-11-11-7 0-13 4-15 10 0 3-5 17-7 27-5 19-5 19-10 39-4 19-4 22-6 32 2 7-1 14-10 24-4 6-11 11-22 11-14 0-31-4-31-32 0-17 9-44 16-60s8-19 8-26c0-16-15-29-34-29-35 0-50 48-50 53 0 4 4 4 6 4 5 0 5-1 7-5 8-28 22-42 36-42 7 0 10 4 10 12 0 9-4 16-6 20-19 52-19 57-19 69 0 40 36 46 56 46 7 0 23 0 39-22 7 15 26 22 47 22 31 0 47-27 54-41 15-29 23-73 23-88 0-27-14-28-16-28-9 0-19 10-19 18 0 6 3 9 6 11 8 7 13 17 13 28 0 5-14 90-59 90-28 0-28-25-28-31 0-10 1-15 7-35z">
              <text:p/>
            </draw:path>
            <draw:path draw:style-name="gr7" draw:layer="layout" svg:width="0.17cm" svg:height="0.243cm" svg:x="14.256cm" svg:y="7.554cm" svg:viewBox="0 0 171 244" svg:d="M83 10c0 0 1-4 1-6 0-1-1-4-6-4-7 0-35 3-44 3-3 1-7 1-7 8 0 6 4 6 8 6 17 0 17 1 17 4s0 6-2 8l-49 197c-1 5-1 7-1 7 0 5 4 11 11 11 10 0 14-7 17-14 0-2 15-63 17-67 25 2 45 9 45 28 0 1 0 4-2 7-1 5-1 7-1 11 0 24 21 35 38 35 33 0 43-52 43-53 0-5-4-5-6-5-4 0-5 2-7 9-4 15-14 39-30 39-9 0-12-8-12-18 0-6 0-6 2-16 0 0 1-7 1-9 0-31-40-37-56-38 10-6 24-17 30-23 16-17 35-32 54-32 4 0 9 0 11 4-15 2-18 14-18 20 0 7 6 13 14 13 10 0 20-9 20-23 0-11-9-24-27-24-19 0-38 14-56 30-14 14-25 25-40 31z">
              <text:p/>
            </draw:path>
          </draw:g>
          <draw:g>
            <svg:title>TexMaths</svg:title>
            <svg:desc>14§display§\bm{\hat{x}}^b_k§svg§600§TRUE§</svg:desc>
            <draw:polygon draw:style-name="gr6" draw:layer="layout" svg:width="0.542cm" svg:height="0.564cm" svg:x="13.907cm" svg:y="10.279cm" svg:viewBox="0 0 543 565" draw:points="272,565 0,565 0,0 543,0 543,565">
              <text:p/>
            </draw:polygon>
            <draw:polygon draw:style-name="gr7" draw:layer="layout" svg:width="0.154cm" svg:height="0.082cm" svg:x="14.008cm" svg:y="10.38cm" svg:viewBox="0 0 155 83" draw:points="78,0 0,63 14,83 78,41 141,83 155,63">
              <text:p/>
            </draw:polygon>
            <draw:path draw:style-name="gr7" draw:layer="layout" svg:width="0.279cm" svg:height="0.227cm" svg:x="13.925cm" svg:y="10.499cm" svg:viewBox="0 0 280 228" svg:d="M246 25c-18 6-26 23-26 34s8 24 24 24c18 0 36-16 36-40 0-26-27-43-56-43-28 0-48 21-53 31-13-21-41-31-69-31-61 0-95 60-95 77 0 7 7 7 11 7 6 0 10 0 11-6 14-46 51-60 70-60 20 0 28 9 28 24 0 10-7 38-11 55l-17 68c-7 29-25 45-42 45-2 0-14 0-23-7 18-6 26-23 26-35 0-11-8-23-25-23s-35 14-35 40c0 25 27 43 56 43 28 0 46-22 53-31 13 21 41 31 69 31 61 0 95-62 95-77 0-7-7-7-11-7-6 0-10 0-11 6-16 44-51 60-70 60-20 0-28-9-28-25 0-10 5-37 11-55 3-12 14-59 17-67 7-29 25-45 42-45 2 0 14 0 23 7z">
              <text:p/>
            </draw:path>
            <draw:path draw:style-name="gr7" draw:layer="layout" svg:width="0.14cm" svg:height="0.242cm" svg:x="14.254cm" svg:y="10.279cm" svg:viewBox="0 0 141 243" svg:d="M69 10c0 0 1-4 1-6 0-1-1-4-6-4-7 0-35 3-44 3-3 1-7 1-7 8 0 6 4 6 8 6 17 0 17 1 17 4s-3 17-6 25l-7 31c-4 13-22 88-24 92-1 9-1 13-1 17 0 35 22 57 52 57 43 0 89-46 89-98 0-40-28-57-53-57-18 0-32 10-43 18zM52 234c-17 0-27-14-27-35 0-13 3-26 13-63 1-7 1-9 8-16 13-15 30-22 42-22 13 0 25 10 25 34 0 13-8 48-18 68-8 17-26 34-43 34z">
              <text:p/>
            </draw:path>
            <draw:path draw:style-name="gr7" draw:layer="layout" svg:width="0.17cm" svg:height="0.242cm" svg:x="14.257cm" svg:y="10.604cm" svg:viewBox="0 0 171 243" svg:d="M83 10c0 0 1-4 1-6 0-1-1-4-6-4-7 0-35 3-44 3-3 1-7 1-7 8 0 6 4 6 8 6 17 0 17 1 17 4s0 6-2 8l-49 196c-1 6-1 7-1 7 0 6 4 11 11 11 10 0 14-7 17-14 0-1 15-63 17-67 25 3 45 10 45 28 0 2 0 4-2 7-1 6-1 7-1 11 0 24 21 35 38 35 33 0 43-51 43-53 0-4-4-4-6-4-4 0-5 1-7 8-4 16-14 40-30 40-9 0-12-9-12-19 0-5 0-5 2-15 0 0 1-7 1-10 0-31-40-36-56-38 10-5 24-16 30-22 16-17 35-32 54-32 4 0 9 0 11 4-15 2-18 14-18 20 0 7 6 12 14 12 10 0 20-8 20-22 0-11-9-24-27-24-19 0-38 14-56 30-14 14-25 25-40 30z">
              <text:p/>
            </draw:path>
          </draw:g>
          <draw:connector draw:style-name="gr4" draw:text-style-name="P1" draw:layer="layout" svg:x1="2.33cm" svg:y1="11.474cm" svg:x2="8.307cm" svg:y2="10.892cm" draw:start-shape="id10" draw:start-glue-point="1" draw:end-shape="id7" draw:end-glue-point="2" svg:d="M2330 11474h5977v-582" svg:viewBox="0 0 5978 583">
            <text:p/>
          </draw:connector>
          <draw:connector draw:style-name="gr4" draw:text-style-name="P1" draw:layer="layout" svg:x1="2.303cm" svg:y1="6.473cm" svg:x2="8.303cm" svg:y2="7.255cm" draw:start-shape="id11" draw:start-glue-point="1" draw:end-shape="id6" draw:end-glue-point="0" svg:d="M2303 6473h6000v782" svg:viewBox="0 0 6001 783">
            <text:p/>
          </draw:connector>
          <draw:frame draw:style-name="gr9" draw:text-style-name="P8" draw:layer="layout" svg:width="3.783cm" svg:height="0.725cm" draw:transform="rotate (-1.5707963267949) translate (17.092cm 7.077cm)">
            <draw:text-box>
              <text:p><text:span text:style-name="T4">Information Fusion</text:span></text:p>
            </draw:text-box>
          </draw:frame>
          <draw:g>
            <svg:title>TexMaths</svg:title>
            <svg:desc>14§display§\widetilde{\bm{m}}^b_k§svg§600§TRUE§</svg:desc>
            <draw:polygon draw:style-name="gr6" draw:layer="layout" svg:width="0.726cm" svg:height="0.564cm" svg:x="9.51cm" svg:y="9.265cm" svg:viewBox="0 0 727 565" draw:points="364,565 0,565 0,0 727,0 727,565">
              <text:p/>
            </draw:polygon>
            <draw:path draw:style-name="gr7" draw:layer="layout" svg:width="0.492cm" svg:height="0.062cm" svg:x="9.518cm" svg:y="9.331cm" svg:viewBox="0 0 493 63" svg:d="M489 0c-14 7-86 45-149 45-36 0-57-10-92-25-24-10-48-20-81-20-58 0-115 28-167 53l6 10c12-7 85-43 147-43 36 0 59 8 92 23 24 10 48 20 81 20 59 0 115-28 167-53z">
              <text:p/>
            </draw:path>
            <draw:path draw:style-name="gr7" draw:layer="layout" svg:width="0.477cm" svg:height="0.227cm" svg:x="9.525cm" svg:y="9.485cm" svg:viewBox="0 0 478 228" svg:d="M198 169c-3 13-9 34-9 37 0 11 7 22 23 22 8 0 23-6 30-22 5-10 27-104 33-123 1-9 1-10 12-24 13-17 37-41 70-41 13 0 25 4 25 30 0 28-22 85-30 110-6 13-7 17-7 25 0 28 28 45 56 45 51 0 77-67 77-77 0-7-9-7-13-7-6 0-10 0-11 6-17 54-44 60-51 60-4 0-8 0-8-10 0-13 4-24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4 35-38 4-18 8-35 14-56 1-5 14-57 15-58 0-3 14-26 29-38 14-11 31-20 52-20 13 0 24 4 24 30 0 11-3 25-4 32z">
              <text:p/>
            </draw:path>
            <draw:path draw:style-name="gr7" draw:layer="layout" svg:width="0.14cm" svg:height="0.242cm" svg:x="10.041cm" svg:y="9.265cm" svg:viewBox="0 0 141 243" svg:d="M69 10c0 0 1-4 1-6 0-1-1-4-6-4-7 0-35 3-44 3-3 1-7 1-7 8 0 6 4 6 8 6 17 0 17 1 17 4s-3 17-6 25l-7 31c-4 13-22 88-24 92-1 9-1 13-1 17 0 35 22 57 52 57 43 0 89-46 89-98 0-40-28-57-53-57-18 0-32 10-43 18zM52 234c-17 0-27-14-27-35 0-13 3-26 13-63 1-7 1-9 8-16 13-15 30-22 42-22 13 0 25 10 25 34 0 13-8 48-18 68-8 17-26 34-43 34z">
              <text:p/>
            </draw:path>
            <draw:path draw:style-name="gr7" draw:layer="layout" svg:width="0.17cm" svg:height="0.242cm" svg:x="10.044cm" svg:y="9.59cm" svg:viewBox="0 0 171 243" svg:d="M83 10c0 0 1-4 1-6 0-1-1-4-6-4-7 0-35 3-44 3-3 1-7 1-7 8 0 6 4 6 8 6 17 0 17 1 17 4s0 6-2 8l-49 196c-1 6-1 7-1 7 0 6 4 11 11 11 10 0 14-7 17-14 0-1 15-63 17-67 25 3 45 10 45 28 0 2 0 4-2 7-1 6-1 7-1 11 0 24 21 35 38 35 33 0 43-51 43-53 0-4-4-4-6-4-4 0-5 1-7 8-4 16-14 40-30 40-9 0-12-9-12-19 0-5 0-5 2-15 0 0 1-7 1-10 0-31-40-36-56-38 10-5 24-16 30-22 16-17 35-32 54-32 4 0 9 0 11 4-15 2-18 14-18 20 0 7 6 12 14 12 10 0 20-8 20-22 0-11-9-24-27-24-19 0-38 14-56 30-14 14-25 25-40 30z">
              <text:p/>
            </draw:path>
          </draw:g>
          <draw:g>
            <svg:title>TexMaths</svg:title>
            <svg:desc>14§display§\widetilde{\bm{m}}^w_k§svg§600§TRUE§</svg:desc>
            <draw:polygon draw:style-name="gr6" draw:layer="layout" svg:width="0.803cm" svg:height="0.498cm" svg:x="9.511cm" svg:y="7.464cm" svg:viewBox="0 0 804 499" draw:points="402,499 0,499 0,0 804,0 804,499">
              <text:p/>
            </draw:polygon>
            <draw:path draw:style-name="gr7" draw:layer="layout" svg:width="0.492cm" svg:height="0.062cm" svg:x="9.519cm" svg:y="7.464cm" svg:viewBox="0 0 493 63" svg:d="M489 0c-14 7-86 45-149 45-36 0-57-10-92-25-24-10-48-20-81-20-58 0-115 28-167 53l6 10c12-7 85-43 147-43 36 0 59 8 92 23 24 10 48 20 81 20 59 0 115-28 167-53z">
              <text:p/>
            </draw:path>
            <draw:path draw:style-name="gr7" draw:layer="layout" svg:width="0.477cm" svg:height="0.227cm" svg:x="9.526cm" svg:y="7.618cm" svg:viewBox="0 0 478 228" svg:d="M197 170c-2 12-8 33-8 36 0 11 7 22 23 22 8 0 23-5 30-22 5-10 27-104 33-123 1-9 1-10 12-24 13-17 37-41 70-41 13 0 25 4 25 30 0 28-22 85-30 110-6 13-7 17-7 26 0 28 28 44 56 44 51 0 77-67 77-77 0-7-9-7-13-7-6 0-10 0-11 6-17 55-44 60-51 60-4 0-8 0-8-10 0-12 4-23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3 35-37 4-19 8-35 14-56 1-6 14-58 15-59 0-3 14-26 29-38 14-11 31-20 52-20 13 0 24 4 24 30 0 11-3 25-4 32z">
              <text:p/>
            </draw:path>
            <draw:path draw:style-name="gr7" draw:layer="layout" svg:width="0.253cm" svg:height="0.156cm" svg:x="10.035cm" svg:y="7.485cm" svg:viewBox="0 0 254 157" svg:d="M165 43c3-9 7-26 7-28 0-7-5-11-11-11-7 0-13 4-15 10 0 3-5 17-7 27-5 19-5 19-10 39-4 19-4 22-6 32 2 7-1 14-10 24-4 6-11 11-22 11-14 0-31-4-31-32 0-17 9-44 16-60s8-19 8-26c0-16-15-29-34-29-35 0-50 48-50 53 0 4 4 4 6 4 5 0 5-1 7-5 8-28 22-42 36-42 7 0 10 4 10 12 0 9-4 16-6 20-19 52-19 57-19 69 0 40 36 46 56 46 7 0 23 0 39-22 7 15 26 22 47 22 31 0 47-27 54-41 15-29 24-73 24-88 0-27-14-28-17-28-9 0-18 10-18 18 0 6 2 9 5 11 9 7 13 17 13 28 0 5-14 90-59 90-28 0-28-25-28-31 0-10 1-15 7-35z">
              <text:p/>
            </draw:path>
            <draw:path draw:style-name="gr7" draw:layer="layout" svg:width="0.17cm" svg:height="0.243cm" svg:x="10.045cm" svg:y="7.723cm" svg:viewBox="0 0 171 244" svg:d="M83 10c0 0 1-4 1-6 0-1-1-4-6-4-7 0-35 3-44 3-3 1-7 1-7 8 0 6 4 6 8 6 17 0 17 1 17 4s0 6-2 8l-49 197c-1 5-1 7-1 7 0 5 4 11 11 11 10 0 14-7 17-14 0-2 15-63 17-67 25 2 45 9 45 28 0 1 0 4-2 7-1 5-1 7-1 11 0 24 21 35 38 35 33 0 43-52 43-53 0-5-4-5-6-5-4 0-5 2-7 9-4 15-14 39-30 39-9 0-12-8-12-18 0-6 0-6 2-16 0 0 1-7 1-9 0-31-40-37-56-38 10-6 24-17 30-23 16-17 35-32 54-32 4 0 9 0 11 4-15 2-18 14-18 20 0 7 6 13 14 13 10 0 20-9 20-23 0-11-9-24-27-24-19 0-38 14-56 30-14 14-25 25-40 31z">
              <text:p/>
            </draw:path>
          </draw:g>
          <draw:g>
            <svg:title>TexMaths</svg:title>
            <svg:desc>14§display§\bm{m}^g_k§svg§600§FALSE§</svg:desc>
            <draw:polygon draw:style-name="gr10" draw:layer="layout" svg:width="0.726cm" svg:height="0.534cm" svg:x="6.337cm" svg:y="8.47cm" svg:viewBox="0 0 727 535" draw:points="364,535 0,535 0,0 727,0 727,535">
              <text:p/>
            </draw:polygon>
            <draw:path draw:style-name="gr7" draw:layer="layout" svg:width="0.477cm" svg:height="0.227cm" svg:x="6.352cm" svg:y="8.633cm" svg:viewBox="0 0 478 228" svg:d="M198 169c-3 13-9 34-9 37 0 11 7 22 23 22 8 0 23-5 30-22 5-10 27-104 33-123 1-9 1-10 12-24 13-17 37-41 70-41 13 0 25 4 25 30 0 28-22 85-30 110-6 13-7 17-7 25 0 28 28 45 56 45 51 0 77-67 77-77 0-7-9-7-13-7-6 0-10 0-11 6-17 54-44 60-51 60-4 0-8 0-8-10 0-12 4-24 10-36 7-21 31-79 31-107 0-46-40-57-75-57-11 0-49 0-85 42-1-6-6-21-24-32-18-10-43-10-47-10-12 0-48 0-83 38-7-25-34-38-60-38-19 0-33 10-44 28-11 20-18 46-18 49 0 7 7 7 11 7 6 0 9 0 11-3 0 0 0-1 3-14 10-38 21-49 34-49 8 0 11 4 11 18 0 9-1 16-7 37-3 14-8 33-10 43l-18 70c-1 7-4 17-4 20 0 11 8 22 24 22 25 0 30-24 35-38 4-18 8-35 14-56 1-5 14-57 15-58 0-3 14-26 29-38 14-11 31-20 52-20 13 0 24 4 24 30 0 11-3 25-4 32z">
              <text:p/>
            </draw:path>
            <draw:path draw:style-name="gr7" draw:layer="layout" svg:width="0.17cm" svg:height="0.223cm" svg:x="6.859cm" svg:y="8.466cm" svg:viewBox="0 0 171 224" svg:d="M169 25c2-5 2-7 2-7 0-8-6-11-11-11-9 0-16 6-17 13-6-10-17-20-35-20-44 0-90 46-90 97 0 35 25 56 53 56 17 0 31-9 44-19l-7 31c-4 14-7 24-20 37-15 12-31 12-39 12-15 0-21-1-27-3 9-4 12-12 12-16 0-9-7-14-14-14-10 0-20 8-20 22 0 20 29 21 49 21 55 0 78-28 83-48zM122 106c-2 6-2 6-7 13-13 15-30 24-42 24-18 0-27-14-27-32 0-16 10-55 18-70 16-24 31-31 44-31 24 0 31 25 31 29 0 0 0 2-2 6z">
              <text:p/>
            </draw:path>
            <draw:path draw:style-name="gr7" draw:layer="layout" svg:width="0.17cm" svg:height="0.243cm" svg:x="6.871cm" svg:y="8.764cm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40 3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11:40:46.865786149</meta:creation-date>
    <dc:date>2017-03-02T13:40:43.868804255</dc:date>
    <meta:editing-duration>PT1H50M59S</meta:editing-duration>
    <meta:editing-cycles>13</meta:editing-cycles>
    <meta:generator>LibreOffice/4.2.8.2$Linux_X86_64 LibreOffice_project/420m0$Build-2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bm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